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323cm" fo:margin-left="-0.016cm" fo:margin-right="-1.307cm" table:align="margins"/>
    </style:style>
    <style:style style:name="Tabla1.A" style:family="table-column">
      <style:table-column-properties style:column-width="3.36cm" style:rel-column-width="12018*"/>
    </style:style>
    <style:style style:name="Tabla1.B" style:family="table-column">
      <style:table-column-properties style:column-width="7.99cm" style:rel-column-width="28578*"/>
    </style:style>
    <style:style style:name="Tabla1.C" style:family="table-column">
      <style:table-column-properties style:column-width="6.973cm" style:rel-column-width="24939*"/>
    </style:style>
    <style:style style:name="Tabla1.A1" style:family="table-cell">
      <style:table-cell-properties style:vertical-align="middle" fo:padding="0.049cm" fo:border-left="1pt solid #808080" fo:border-right="none" fo:border-top="1pt solid #808080" fo:border-bottom="1pt solid #808080"/>
    </style:style>
    <style:style style:name="Tabla1.C1" style:family="table-cell">
      <style:table-cell-properties style:vertical-align="middle" fo:padding="0.049cm" fo:border="1pt solid #808080"/>
    </style:style>
    <style:style style:name="Tabla1.A2" style:family="table-cell">
      <style:table-cell-properties style:vertical-align="middle" fo:padding="0.049cm" fo:border-left="1pt solid #808080" fo:border-right="none" fo:border-top="none" fo:border-bottom="1pt solid #808080"/>
    </style:style>
    <style:style style:name="Tabla1.B2" style:family="table-cell">
      <style:table-cell-properties fo:padding="0.049cm" fo:border-left="1pt solid #808080" fo:border-right="1pt solid #808080" fo:border-top="none" fo:border-bottom="1pt solid #808080"/>
    </style:style>
    <style:style style:name="Tabla1.C3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bla1.B4" style:family="table-cell">
      <style:table-cell-properties fo:padding="0.049cm" fo:border-left="1pt solid #808080" fo:border-right="1pt solid #808080" fo:border-top="none" fo:border-bottom="1pt solid #808080"/>
    </style:style>
    <style:style style:name="Tabla1.B6" style:family="table-cell">
      <style:table-cell-properties fo:padding="0.049cm" fo:border-left="1pt solid #808080" fo:border-right="1pt solid #808080" fo:border-top="none" fo:border-bottom="1pt solid #808080"/>
    </style:style>
    <style:style style:name="Tabla1.B8" style:family="table-cell">
      <style:table-cell-properties fo:padding="0.049cm" fo:border-left="1pt solid #808080" fo:border-right="1pt solid #808080" fo:border-top="none" fo:border-bottom="1pt solid #808080"/>
    </style:style>
    <style:style style:name="Tabla1.B10" style:family="table-cell">
      <style:table-cell-properties fo:padding="0.049cm" fo:border-left="1pt solid #808080" fo:border-right="1pt solid #808080" fo:border-top="none" fo:border-bottom="1pt solid #808080"/>
    </style:style>
    <style:style style:name="Tabla1.B12" style:family="table-cell">
      <style:table-cell-properties fo:padding="0.049cm" fo:border-left="1pt solid #808080" fo:border-right="1pt solid #808080" fo:border-top="none" fo:border-bottom="1pt solid #808080"/>
    </style:style>
    <style:style style:name="Tabla1.B14" style:family="table-cell">
      <style:table-cell-properties fo:padding="0.049cm" fo:border-left="1pt solid #808080" fo:border-right="1pt solid #808080" fo:border-top="none" fo:border-bottom="1pt solid #808080"/>
    </style:style>
    <style:style style:name="Tabla1.B16" style:family="table-cell">
      <style:table-cell-properties fo:padding="0.049cm" fo:border-left="1pt solid #808080" fo:border-right="1pt solid #808080" fo:border-top="none" fo:border-bottom="1pt solid #808080"/>
    </style:style>
    <style:style style:name="Tabla1.B18" style:family="table-cell">
      <style:table-cell-properties fo:padding="0.049cm" fo:border-left="1pt solid #808080" fo:border-right="1pt solid #808080" fo:border-top="none" fo:border-bottom="1pt solid #80808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Heading_20_2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 style:list-style-name="L1">
      <style:paragraph-properties fo:margin-top="0cm" fo:margin-bottom="0.499cm" style:contextual-spacing="false"/>
    </style:style>
    <style:style style:name="P6" style:family="paragraph" style:parent-style-name="Table_20_Contents" style:list-style-name="L2">
      <style:paragraph-properties fo:margin-top="0cm" fo:margin-bottom="0.499cm" style:contextual-spacing="false"/>
    </style:style>
    <style:style style:name="P7" style:family="paragraph" style:parent-style-name="Table_20_Contents" style:list-style-name="L3">
      <style:paragraph-properties fo:margin-top="0cm" fo:margin-bottom="0.499cm" style:contextual-spacing="false"/>
    </style:style>
    <style:style style:name="P8" style:family="paragraph" style:parent-style-name="Table_20_Contents" style:list-style-name="L4">
      <style:paragraph-properties fo:margin-top="0cm" fo:margin-bottom="0.499cm" style:contextual-spacing="false"/>
    </style:style>
    <style:style style:name="P9" style:family="paragraph" style:parent-style-name="Table_20_Contents" style:list-style-name="L5">
      <style:paragraph-properties fo:margin-top="0cm" fo:margin-bottom="0.499cm" style:contextual-spacing="false"/>
    </style:style>
    <style:style style:name="P10" style:family="paragraph" style:parent-style-name="Table_20_Contents" style:list-style-name="L6">
      <style:paragraph-properties fo:margin-top="0cm" fo:margin-bottom="0.499cm" style:contextual-spacing="false"/>
    </style:style>
    <style:style style:name="P11" style:family="paragraph" style:parent-style-name="Table_20_Contents" style:list-style-name="L7">
      <style:paragraph-properties fo:margin-top="0cm" fo:margin-bottom="0.499cm" style:contextual-spacing="false"/>
    </style:style>
    <style:style style:name="P12" style:family="paragraph" style:parent-style-name="Table_20_Contents" style:list-style-name="L8">
      <style:paragraph-properties fo:margin-top="0cm" fo:margin-bottom="0.499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ntenedorPag">
        <text:section text:style-name="Sect1" text:name="ZonaContenido">
          <text:h text:style-name="P3" text:outline-level="2">XSD Restricciones del tipo numérico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header-rows>
              <table:table-row table:style-name="TableLine2341418083472">
                <table:table-cell table:style-name="Tabla1.A1" office:value-type="string">
                  <text:p text:style-name="Table_20_Heading">Descripcion</text:p>
                </table:table-cell>
                <table:table-cell table:style-name="Tabla1.A1" office:value-type="string">
                  <text:p text:style-name="Table_20_Heading">EjemploXSD</text:p>
                </table:table-cell>
                <table:table-cell table:style-name="Tabla1.C1" office:value-type="string">
                  <text:p text:style-name="Table_20_Heading">EjemploXML</text:p>
                </table:table-cell>
              </table:table-row>
            </table:table-header-rows>
            <table:table-row table:style-name="TableLine2341418084288">
              <table:table-cell table:style-name="Tabla1.A2" office:value-type="string">
                <text:p text:style-name="Table_20_Contents">1 <text:a xlink:type="simple" xlink:href="http://www.tic2.org/WebTecnica/Programacion/XSD/XSDTipoNumericoRestr/xsenumeration.htm" text:style-name="Internet_20_link" text:visited-style-name="Visited_20_Internet_20_Link">xs:enumeration</text:a> </text:p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  <table:table-row table:style-name="TableLine2341418089728">
              <table:table-cell table:style-name="Tabla1.A2" office:value-type="string">
                <text:p text:style-name="P2"/>
                <text:list xml:id="list215852378" text:style-name="L1">
                  <text:list-item>
                    <text:p text:style-name="P5">Toda restricción debe tener un elemento base, como en este caso, que es xs:integer (ver ejemplo).</text:p>
                  </text:list-item>
                  <text:list-item>
                    <text:p text:style-name="P5">Esta restricción define una lista de valores aceptados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precio' &gt;</text:p>
                <text:p text:style-name="Preformatted_20_Text"><text:s/>&lt;xs:simpleType&gt;</text:p>
                <text:p text:style-name="Preformatted_20_Text"><text:s text:c="2"/>&lt;xs:restriction <text:span text:style-name="T1">base='xs:integer'</text:span>&gt;</text:p>
                <text:p text:style-name="Preformatted_20_Text"><text:s text:c="4"/><text:span text:style-name="T1">&lt;xs:enumeration value='15000'/&gt;</text:span></text:p>
                <text:p text:style-name="Preformatted_20_Text"><text:s text:c="4"/><text:span text:style-name="T1">&lt;xs:enumeration value='7500'/&gt;</text:span></text:p>
                <text:p text:style-name="Preformatted_20_Text"><text:s text:c="4"/><text:span text:style-name="T1">&lt;xs:enumeration value='18500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1">&lt;/xs:element&gt;</text:p>
              </table:table-cell>
              <table:table-cell table:style-name="Tabla1.C3" office:value-type="string">
                <text:p text:style-name="P2"><text:line-break/><text:span text:style-name="T2">Enumeración de valores en base al tipo integer:</text:span> </text:p>
                <text:p text:style-name="Preformatted_20_Text">&lt;usuario&gt;</text:p>
                <text:p text:style-name="Preformatted_20_Text"><text:s text:c="2"/>&lt;nombre&gt;Juanjo Alonso&lt;/nombre&gt;</text:p>
                <text:p text:style-name="Preformatted_20_Text"><text:s text:c="2"/>&lt;marcaCoche&gt;Audi&lt;/marcaCoche&gt;</text:p>
                <text:p text:style-name="Preformatted_20_Text"><text:s text:c="2"/>&lt;precio&gt;<text:span text:style-name="T1">15000</text:span>&lt;/precio&gt;</text:p>
                <text:p text:style-name="Preformatted_20_Text"><text:s text:c="2"/>&lt;moneda&gt;euro&lt;/moneda&gt;</text:p>
                <text:p text:style-name="Preformatted_20_Text">&lt;/usuario&gt;</text:p>
                <text:p text:style-name="Preformatted_20_Text">&lt;usuario&gt;</text:p>
                <text:p text:style-name="Preformatted_20_Text"><text:s text:c="2"/>&lt;nombre&gt;Jaime López&lt;/nombre&gt;</text:p>
                <text:p text:style-name="Preformatted_20_Text"><text:s text:c="2"/>&lt;marcaCoche&gt;BMW&lt;/marcaCoche&gt;</text:p>
                <text:p text:style-name="Preformatted_20_Text"><text:s text:c="2"/>&lt;precio&gt;<text:span text:style-name="T1">18500</text:span>&lt;/precio&gt;</text:p>
                <text:p text:style-name="Preformatted_20_Text"><text:s text:c="2"/>&lt;moneda&gt;euro&lt;/moneda&gt;</text:p>
                <text:p text:style-name="Preformatted_20_Text">&lt;/usuario&gt;</text:p>
                <text:p text:style-name="Preformatted_20_Text">&lt;usuario&gt;</text:p>
                <text:p text:style-name="Preformatted_20_Text"><text:s text:c="2"/>&lt;nombre&gt;Alberto Costa&lt;/nombre&gt;</text:p>
                <text:p text:style-name="Preformatted_20_Text"><text:s text:c="2"/>&lt;marcaCoche&gt;Seat&lt;/marcaCoche&gt;</text:p>
                <text:p text:style-name="Preformatted_20_Text"><text:s text:c="2"/>&lt;precio&gt;<text:span text:style-name="T1">7500</text:span>&lt;/precio&gt;</text:p>
                <text:p text:style-name="Preformatted_20_Text"><text:s text:c="2"/>&lt;moneda&gt;euro&lt;/moneda&gt;</text:p>
                <text:p text:style-name="Preformatted_20_Text">&lt;/usuario&gt;</text:p>
                <text:p text:style-name="P1"><text:s/></text:p>
              </table:table-cell>
            </table:table-row>
            <table:table-row table:style-name="TableLine2341418089184">
              <table:table-cell table:style-name="Tabla1.A2" office:value-type="string">
                <text:p text:style-name="Table_20_Contents">2 <text:a xlink:type="simple" xlink:href="http://www.tic2.org/WebTecnica/Programacion/XSD/XSDTipoNumericoRestr/xsfractionDigits.htm" text:style-name="Internet_20_link" text:visited-style-name="Visited_20_Internet_20_Link">xs:fractionDigits</text:a> </text:p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  <table:table-row table:style-name="TableLine2341418089456">
              <table:table-cell table:style-name="Tabla1.A2" office:value-type="string">
                <text:p text:style-name="P2"/>
                <text:list xml:id="list941322135" text:style-name="L2">
                  <text:list-item>
                    <text:p text:style-name="P6">Este tipo especifica el máximo número de caracteres decimales permitidos.</text:p>
                  </text:list-item>
                  <text:list-item>
                    <text:p text:style-name="P6">Su valor debe ser igual o mayor que cer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precio'&gt;</text:p>
                <text:p text:style-name="Preformatted_20_Text"><text:s/>&lt;xs:simpleType&gt;</text:p>
                <text:p text:style-name="Preformatted_20_Text"><text:s text:c="2"/>&lt;xs:restriction <text:span text:style-name="T1">base='xs:decimal'</text:span>&gt;</text:p>
                <text:p text:style-name="Preformatted_20_Text"><text:s text:c="4"/><text:span text:style-name="T1">&lt;xs:fractionDigits value='2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1">&lt;/xs:element&gt;</text:p>
              </table:table-cell>
              <table:table-cell table:style-name="Tabla1.C3" office:value-type="string">
                <text:p text:style-name="P2"><text:line-break/><text:span text:style-name="T2">Número de caracteres permitidos para el valor decimal (2):</text:span> </text:p>
                <text:p text:style-name="Preformatted_20_Text">&lt;producto&gt;</text:p>
                <text:p text:style-name="Preformatted_20_Text"><text:s text:c="2"/>&lt;precio&gt;50.<text:span text:style-name="T1">22</text:span>&lt;/precio&gt;</text:p>
                <text:p text:style-name="Preformatted_20_Text"><text:s text:c="2"/>&lt;moneda&gt;euros&lt;/moneda&gt;</text:p>
                <text:p text:style-name="Preformatted_20_Text">&lt;/producto&gt;</text:p>
                <text:p text:style-name="Preformatted_20_Text">&lt;producto&gt;</text:p>
                <text:p text:style-name="Preformatted_20_Text"><text:s text:c="2"/>&lt;precio&gt;10.<text:span text:style-name="T1">35</text:span>&lt;/precio&gt;</text:p>
                <text:p text:style-name="Preformatted_20_Text"><text:s text:c="2"/>&lt;moneda&gt;dólares&lt;/moneda&gt;</text:p>
                <text:p text:style-name="Preformatted_20_Text">&lt;/producto&gt;</text:p>
                <text:p text:style-name="P1"><text:s/></text:p>
              </table:table-cell>
            </table:table-row>
            <table:table-row table:style-name="TableLine2341418091632">
              <table:table-cell table:style-name="Tabla1.A2" office:value-type="string">
                <text:p text:style-name="Table_20_Contents">3 <text:a xlink:type="simple" xlink:href="http://www.tic2.org/WebTecnica/Programacion/XSD/XSDTipoNumericoRestr/xsmaxExclusive.htm" text:style-name="Internet_20_link" text:visited-style-name="Visited_20_Internet_20_Link">xs:maxExclusive</text:a> </text:p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  <table:table-row table:style-name="TableLine2341418090000">
              <table:table-cell table:style-name="Tabla1.A2" office:value-type="string">
                <text:p text:style-name="P2"/>
                <text:list xml:id="list3012421421" text:style-name="L3">
                  <text:list-item>
                    <text:p text:style-name="P7">Este tipo especifica los valores <text:soft-page-break/>numéricos más altos permitidos.</text:p>
                  </text:list-item>
                  <text:list-item>
                    <text:p text:style-name="P7">Su valor debe ser siempre menor al permitid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precio'&gt;</text:p>
                <text:p text:style-name="Preformatted_20_Text"><text:s/>&lt;xs:simpleType&gt;</text:p>
                <text:p text:style-name="Preformatted_20_Text"><text:s text:c="2"/>&lt;xs:restriction <text:span text:style-name="T1">base='xs:integer'</text:span>&gt;</text:p>
                <text:p text:style-name="Preformatted_20_Text"><text:s text:c="4"/><text:span text:style-name="T1">&lt;xs:maxExclusive value='30'/&gt;</text:span></text:p>
                <text:p text:style-name="Preformatted_20_Text"><text:soft-page-break/><text:s text:c="2"/>&lt;/xs:restriction&gt;</text:p>
                <text:p text:style-name="Preformatted_20_Text"><text:s/>&lt;/xs:simpleType&gt;</text:p>
                <text:p text:style-name="P1">&lt;/xs:element&gt;</text:p>
              </table:table-cell>
              <table:table-cell table:style-name="Tabla1.C3" office:value-type="string">
                <text:p text:style-name="P2"><text:line-break/><text:span text:style-name="T2">Valor numérico más alto permitido (29, porque el 30 es el máximo):</text:span> </text:p>
                <text:p text:style-name="Preformatted_20_Text">&lt;producto&gt;</text:p>
                <text:p text:style-name="Preformatted_20_Text"><text:s text:c="2"/>&lt;precio&gt;<text:span text:style-name="T1">29</text:span>&lt;/precio&gt;</text:p>
                <text:p text:style-name="Preformatted_20_Text"><text:soft-page-break/><text:s text:c="2"/>&lt;moneda&gt;euros&lt;/moneda&gt;</text:p>
                <text:p text:style-name="Preformatted_20_Text">&lt;/producto&gt;</text:p>
                <text:p text:style-name="Preformatted_20_Text">&lt;producto&gt;</text:p>
                <text:p text:style-name="Preformatted_20_Text"><text:s text:c="2"/>&lt;precio&gt;<text:span text:style-name="T1">10</text:span>&lt;/precio&gt;</text:p>
                <text:p text:style-name="Preformatted_20_Text"><text:s text:c="2"/>&lt;moneda&gt;dólares&lt;/moneda&gt;</text:p>
                <text:p text:style-name="Preformatted_20_Text">&lt;/producto&gt;</text:p>
                <text:p text:style-name="P1"><text:s/></text:p>
              </table:table-cell>
            </table:table-row>
            <table:table-row table:style-name="TableLine2341418092176">
              <table:table-cell table:style-name="Tabla1.A2" office:value-type="string">
                <text:p text:style-name="Table_20_Contents">4 <text:a xlink:type="simple" xlink:href="http://www.tic2.org/WebTecnica/Programacion/XSD/XSDTipoNumericoRestr/xsmaxInclusive.htm" text:style-name="Internet_20_link" text:visited-style-name="Visited_20_Internet_20_Link">xs:maxInclusive</text:a> </text:p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  <table:table-row table:style-name="TableLine2341418093264">
              <table:table-cell table:style-name="Tabla1.A2" office:value-type="string">
                <text:p text:style-name="P2"/>
                <text:list xml:id="list1532941152" text:style-name="L4">
                  <text:list-item>
                    <text:p text:style-name="P8">Este tipo especifica los valores numéricos más altos permitidos.</text:p>
                  </text:list-item>
                  <text:list-item>
                    <text:p text:style-name="P8">Su valor puede ser igual o menor al permitid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precio'&gt;</text:p>
                <text:p text:style-name="Preformatted_20_Text"><text:s/>&lt;xs:simpleType&gt;</text:p>
                <text:p text:style-name="Preformatted_20_Text"><text:s text:c="2"/>&lt;xs:restriction <text:span text:style-name="T1">base='xs:decimal'</text:span>&gt;</text:p>
                <text:p text:style-name="Preformatted_20_Text"><text:s text:c="4"/><text:span text:style-name="T1">&lt;xs:maxInclusive value='30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1">&lt;/xs:element&gt;</text:p>
              </table:table-cell>
              <table:table-cell table:style-name="Tabla1.C3" office:value-type="string">
                <text:p text:style-name="P2"><text:line-break/><text:span text:style-name="T2">Número más alto permitido (30):</text:span> </text:p>
                <text:p text:style-name="Preformatted_20_Text">&lt;producto&gt;</text:p>
                <text:p text:style-name="Preformatted_20_Text"><text:s text:c="2"/>&lt;precio&gt;<text:span text:style-name="T1">30</text:span>&lt;/precio&gt;</text:p>
                <text:p text:style-name="Preformatted_20_Text"><text:s text:c="2"/>&lt;moneda&gt;euros&lt;/moneda&gt;</text:p>
                <text:p text:style-name="Preformatted_20_Text">&lt;/producto&gt;</text:p>
                <text:p text:style-name="Preformatted_20_Text">&lt;producto&gt;</text:p>
                <text:p text:style-name="Preformatted_20_Text"><text:s text:c="2"/>&lt;precio&gt;<text:span text:style-name="T1">25</text:span>&lt;/precio&gt;</text:p>
                <text:p text:style-name="Preformatted_20_Text"><text:s text:c="2"/>&lt;moneda&gt;dólares&lt;/moneda&gt;</text:p>
                <text:p text:style-name="Preformatted_20_Text">&lt;/producto&gt;</text:p>
                <text:p text:style-name="P1"><text:s/></text:p>
              </table:table-cell>
            </table:table-row>
            <table:table-row table:style-name="TableLine2341418078576">
              <table:table-cell table:style-name="Tabla1.A2" office:value-type="string">
                <text:p text:style-name="Table_20_Contents">5 <text:a xlink:type="simple" xlink:href="http://www.tic2.org/WebTecnica/Programacion/XSD/XSDTipoNumericoRestr/xsminExclusive.htm" text:style-name="Internet_20_link" text:visited-style-name="Visited_20_Internet_20_Link">xs:minExclusive</text:a> </text:p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  <table:table-row table:style-name="TableLine2341418092448">
              <table:table-cell table:style-name="Tabla1.A2" office:value-type="string">
                <text:p text:style-name="P2"/>
                <text:list xml:id="list741818171" text:style-name="L5">
                  <text:list-item>
                    <text:p text:style-name="P9">Este tipo especifica los valores numéricos más bajos permitidos.</text:p>
                  </text:list-item>
                  <text:list-item>
                    <text:p text:style-name="P9">Su valor debe ser siempre mayor al permitid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precio'&gt;</text:p>
                <text:p text:style-name="Preformatted_20_Text"><text:s/>&lt;xs:simpleType&gt;</text:p>
                <text:p text:style-name="Preformatted_20_Text"><text:s text:c="2"/>&lt;xs:restriction <text:span text:style-name="T1">base='xs:integer'</text:span>&gt;</text:p>
                <text:p text:style-name="Preformatted_20_Text"><text:s text:c="4"/><text:span text:style-name="T1">&lt;xs:minExclusive value='10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1">&lt;/xs:element&gt;</text:p>
              </table:table-cell>
              <table:table-cell table:style-name="Tabla1.C3" office:value-type="string">
                <text:p text:style-name="P2"><text:line-break/><text:span text:style-name="T2">Valor numérico más bajo permitido (11, porque el 10 es el mínimo):</text:span> </text:p>
                <text:p text:style-name="Preformatted_20_Text">&lt;producto&gt;</text:p>
                <text:p text:style-name="Preformatted_20_Text"><text:s text:c="2"/>&lt;precio&gt;<text:span text:style-name="T1">11</text:span>&lt;/precio&gt;</text:p>
                <text:p text:style-name="Preformatted_20_Text"><text:s text:c="2"/>&lt;moneda&gt;euros&lt;/moneda&gt;</text:p>
                <text:p text:style-name="Preformatted_20_Text">&lt;/producto&gt;</text:p>
                <text:p text:style-name="Preformatted_20_Text">&lt;producto&gt;</text:p>
                <text:p text:style-name="Preformatted_20_Text"><text:s text:c="2"/>&lt;precio&gt;<text:span text:style-name="T1">32</text:span>&lt;/precio&gt;</text:p>
                <text:p text:style-name="Preformatted_20_Text"><text:s text:c="2"/>&lt;moneda&gt;dólares&lt;/moneda&gt;</text:p>
                <text:p text:style-name="Preformatted_20_Text">&lt;/producto&gt;</text:p>
                <text:p text:style-name="P1"><text:s/></text:p>
              </table:table-cell>
            </table:table-row>
            <table:table-row table:style-name="TableLine2341418092720">
              <table:table-cell table:style-name="Tabla1.A2" office:value-type="string">
                <text:p text:style-name="Table_20_Contents">6 <text:a xlink:type="simple" xlink:href="http://www.tic2.org/WebTecnica/Programacion/XSD/XSDTipoNumericoRestr/xsminInclusive.htm" text:style-name="Internet_20_link" text:visited-style-name="Visited_20_Internet_20_Link">xs:minInclusive</text:a> </text:p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  <table:table-row table:style-name="TableLine2341418094352">
              <table:table-cell table:style-name="Tabla1.A2" office:value-type="string">
                <text:p text:style-name="P2"/>
                <text:list xml:id="list2570860881" text:style-name="L6">
                  <text:list-item>
                    <text:p text:style-name="P10">Este tipo especifica los valores numéricos <text:soft-page-break/>más bajos permitidos.</text:p>
                  </text:list-item>
                  <text:list-item>
                    <text:p text:style-name="P10">Su valor puede ser igual o mayor al permitid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precio'&gt;</text:p>
                <text:p text:style-name="Preformatted_20_Text"><text:s/>&lt;xs:simpleType&gt;</text:p>
                <text:p text:style-name="Preformatted_20_Text"><text:s text:c="2"/>&lt;xs:restriction <text:span text:style-name="T1">base='xs:integer'</text:span>&gt;</text:p>
                <text:p text:style-name="Preformatted_20_Text"><text:s text:c="4"/><text:span text:style-name="T1">&lt;xs:minInclusive value='10'/&gt;</text:span></text:p>
                <text:p text:style-name="Preformatted_20_Text"><text:s text:c="2"/>&lt;/xs:restriction&gt;</text:p>
                <text:p text:style-name="Preformatted_20_Text"><text:soft-page-break/><text:s/>&lt;/xs:simpleType&gt;</text:p>
                <text:p text:style-name="P1">&lt;/xs:element&gt;</text:p>
              </table:table-cell>
              <table:table-cell table:style-name="Tabla1.C3" office:value-type="string">
                <text:p text:style-name="P2"><text:line-break/><text:span text:style-name="T2">Valor numérico más bajo permitido (10):</text:span> </text:p>
                <text:p text:style-name="Preformatted_20_Text">&lt;producto&gt;</text:p>
                <text:p text:style-name="Preformatted_20_Text"><text:s text:c="2"/>&lt;precio&gt;<text:span text:style-name="T1">10</text:span>&lt;/precio&gt;</text:p>
                <text:p text:style-name="Preformatted_20_Text"><text:soft-page-break/><text:s text:c="2"/>&lt;moneda&gt;euros&lt;/moneda&gt;</text:p>
                <text:p text:style-name="Preformatted_20_Text">&lt;/producto&gt;</text:p>
                <text:p text:style-name="Preformatted_20_Text">&lt;producto&gt;</text:p>
                <text:p text:style-name="Preformatted_20_Text"><text:s text:c="2"/>&lt;precio&gt;<text:span text:style-name="T1">27</text:span>&lt;/precio&gt;</text:p>
                <text:p text:style-name="Preformatted_20_Text"><text:s text:c="2"/>&lt;moneda&gt;dólares&lt;/moneda&gt;</text:p>
                <text:p text:style-name="Preformatted_20_Text">&lt;/producto&gt;</text:p>
                <text:p text:style-name="P1"><text:s/></text:p>
              </table:table-cell>
            </table:table-row>
            <table:table-row table:style-name="TableLine2341418077760">
              <table:table-cell table:style-name="Tabla1.A2" office:value-type="string">
                <text:p text:style-name="Table_20_Contents">7 <text:a xlink:type="simple" xlink:href="http://www.tic2.org/WebTecnica/Programacion/XSD/XSDTipoNumericoRestr/xspattern.htm" text:style-name="Internet_20_link" text:visited-style-name="Visited_20_Internet_20_Link">xs:pattern</text:a> </text:p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  <table:table-row table:style-name="TableLine2341418078032">
              <table:table-cell table:style-name="Tabla1.A2" office:value-type="string">
                <text:p text:style-name="P2"/>
                <text:list xml:id="list3811683555" text:style-name="L7">
                  <text:list-item>
                    <text:p text:style-name="P11">Elemento base xs:integer. Esta restricción define la secuencia exacta de caracteres que es válida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precio' &gt;</text:p>
                <text:p text:style-name="Preformatted_20_Text"><text:s/>&lt;xs:simpleType&gt;</text:p>
                <text:p text:style-name="Preformatted_20_Text"><text:s text:c="2"/>&lt;xs:restriction <text:span text:style-name="T1">base='xs:integer'</text:span>&gt;</text:p>
                <text:p text:style-name="Preformatted_20_Text"><text:s text:c="4"/><text:span text:style-name="T1">&lt;xs:pattern value='[0-9]{5}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1">&lt;/xs:element&gt;</text:p>
              </table:table-cell>
              <table:table-cell table:style-name="Tabla1.C3" office:value-type="string">
                <text:p text:style-name="P2"><text:line-break/><text:span text:style-name="T2">El precio de cada coche debe tener 5 caracteres exactos, y cada dígito debe estar comprendido entre los números enteros 0 y 9:</text:span> </text:p>
                <text:p text:style-name="Preformatted_20_Text">&lt;usuario&gt;</text:p>
                <text:p text:style-name="Preformatted_20_Text"><text:s text:c="2"/>&lt;nombre&gt;Juanjo Alonso&lt;/nombre&gt;</text:p>
                <text:p text:style-name="Preformatted_20_Text"><text:s text:c="2"/>&lt;marcaCoche&gt;Audi&lt;/marcaCoche&gt;</text:p>
                <text:p text:style-name="Preformatted_20_Text"><text:s text:c="2"/>&lt;precio&gt;<text:span text:style-name="T1">15.000</text:span>&lt;/precio&gt;</text:p>
                <text:p text:style-name="Preformatted_20_Text"><text:s text:c="2"/>&lt;moneda&gt;euro&lt;/moneda&gt;</text:p>
                <text:p text:style-name="Preformatted_20_Text">&lt;/usuario&gt;</text:p>
                <text:p text:style-name="Preformatted_20_Text">&lt;usuario&gt;</text:p>
                <text:p text:style-name="Preformatted_20_Text"><text:s text:c="2"/>&lt;nombre&gt;Jaime López&lt;/nombre&gt;</text:p>
                <text:p text:style-name="Preformatted_20_Text"><text:s text:c="2"/>&lt;marcaCoche&gt;BMW&lt;/marcaCoche&gt;</text:p>
                <text:p text:style-name="Preformatted_20_Text"><text:s text:c="2"/>&lt;precio&gt;<text:span text:style-name="T1">18.500</text:span>&lt;/precio&gt;</text:p>
                <text:p text:style-name="Preformatted_20_Text"><text:s text:c="2"/>&lt;moneda&gt;euro&lt;/moneda&gt;</text:p>
                <text:p text:style-name="Preformatted_20_Text">&lt;/usuario&gt;</text:p>
                <text:p text:style-name="P1"><text:s/></text:p>
              </table:table-cell>
            </table:table-row>
            <table:table-row table:style-name="TableLine2341418078304">
              <table:table-cell table:style-name="Tabla1.A2" office:value-type="string">
                <text:p text:style-name="Table_20_Contents">8 <text:a xlink:type="simple" xlink:href="http://www.tic2.org/WebTecnica/Programacion/XSD/XSDTipoNumericoRestr/xstotalDigits.htm" text:style-name="Internet_20_link" text:visited-style-name="Visited_20_Internet_20_Link">xs:totalDigits</text:a> </text:p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  <table:table-row table:style-name="TableLine2341418096800">
              <table:table-cell table:style-name="Tabla1.A2" office:value-type="string">
                <text:p text:style-name="P2"/>
                <text:list xml:id="list1644496221" text:style-name="L8">
                  <text:list-item>
                    <text:p text:style-name="P12">Este tipo especifica el número exacto de dígitos permitidos.</text:p>
                  </text:list-item>
                  <text:list-item>
                    <text:p text:style-name="P12">Su valor debe ser mayor que cero.</text:p>
                  </text:list-item>
                </text:list>
              </table:table-cell>
              <table:table-cell table:style-name="Tabla1.A2" office:value-type="string">
                <text:p text:style-name="P2"/>
                <text:p text:style-name="Preformatted_20_Text">&lt;xs:element name='precio'&gt;</text:p>
                <text:p text:style-name="Preformatted_20_Text"><text:s/>&lt;xs:simpleType&gt;</text:p>
                <text:p text:style-name="Preformatted_20_Text"><text:s text:c="2"/>&lt;xs:restriction <text:span text:style-name="T1">base='xs:integer'</text:span>&gt;</text:p>
                <text:p text:style-name="Preformatted_20_Text"><text:s text:c="4"/><text:span text:style-name="T1">&lt;xs:totalDigits value='5'/&gt;</text:span></text:p>
                <text:p text:style-name="Preformatted_20_Text"><text:s text:c="2"/>&lt;/xs:restriction&gt;</text:p>
                <text:p text:style-name="Preformatted_20_Text"><text:s/>&lt;/xs:simpleType&gt;</text:p>
                <text:p text:style-name="P1">&lt;/xs:element&gt;</text:p>
              </table:table-cell>
              <table:table-cell table:style-name="Tabla1.C3" office:value-type="string">
                <text:p text:style-name="P2"><text:line-break/><text:span text:style-name="T2">Número de dígitos que debe tener cada valor (5):</text:span> </text:p>
                <text:p text:style-name="Preformatted_20_Text">&lt;producto&gt;</text:p>
                <text:p text:style-name="Preformatted_20_Text"><text:s text:c="2"/>&lt;precio&gt;<text:span text:style-name="T1">10.000</text:span>&lt;/precio&gt;</text:p>
                <text:p text:style-name="Preformatted_20_Text"><text:s text:c="2"/>&lt;moneda&gt;euros&lt;/moneda&gt;</text:p>
                <text:p text:style-name="Preformatted_20_Text">&lt;/producto&gt;</text:p>
                <text:p text:style-name="Preformatted_20_Text">&lt;producto&gt;</text:p>
                <text:p text:style-name="Preformatted_20_Text"><text:s text:c="2"/>&lt;precio&gt;<text:span text:style-name="T1">50.600</text:span>&lt;/precio&gt;</text:p>
                <text:p text:style-name="Preformatted_20_Text"><text:s text:c="2"/>&lt;moneda&gt;dólares&lt;/moneda&gt;</text:p>
                <text:p text:style-name="Preformatted_20_Text">&lt;/producto&gt;</text:p>
                <text:p text:style-name="P1"><text:s/></text:p>
              </table:table-cell>
            </table:table-row>
            <table:table-row table:style-name="TableLine2341418101152">
              <table:table-cell table:style-name="Tabla1.A2" office:value-type="string">
                <text:p text:style-name="Table_20_Contents"/>
              </table:table-cell>
              <table:table-cell table:style-name="Tabla1.B18" table:number-columns-spanned="2" office:value-type="string">
                <text:p text:style-name="P4"/>
              </table:table-cell>
              <table:covered-table-cell/>
            </table:table-row>
          </table:table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4-03-05T21:36:38.68</meta:creation-date>
    <dc:date>2022-03-20T19:08:05.132000000</dc:date>
    <meta:editing-duration>PT3M47S</meta:editing-duration>
    <meta:editing-cycles>2</meta:editing-cycles>
    <meta:generator>LibreOffice/7.1.4.2$Windows_X86_64 LibreOffice_project/a529a4fab45b75fefc5b6226684193eb000654f6</meta:generator>
    <meta:document-statistic meta:table-count="1" meta:image-count="0" meta:object-count="0" meta:page-count="3" meta:paragraph-count="179" meta:word-count="435" meta:character-count="4431" meta:non-whitespace-character-count="3974"/>
  </office:meta>
</office:document-meta>
</file>